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break-before="pag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.2083in" loext:contextual-spacing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00" style:font-name="Verdana" fo:font-size="11pt" fo:font-weight="normal" style:font-size-asian="11pt" style:font-weight-asian="normal"/>
    </style:style>
    <style:style style:name="T3" style:family="text">
      <style:text-properties fo:color="#000000" style:font-name="Verdana" fo:font-size="11pt" style:font-size-asian="11pt"/>
    </style:style>
    <style:style style:name="T4" style:family="text">
      <style:text-properties fo:color="#000000" style:font-name="ArialMT" fo:font-size="10pt" fo:font-weight="normal" style:font-size-asian="10pt" style:font-weight-asian="normal"/>
    </style:style>
    <style:style style:name="T5" style:family="text">
      <style:text-properties fo:color="#000000" style:font-name="ArialMT" fo:font-size="10pt" style:text-underline-style="none" fo:font-weight="normal" style:font-size-asian="10pt" style:font-weight-asian="normal"/>
    </style:style>
    <style:style style:name="T6" style:family="text">
      <style:text-properties fo:color="#000000" style:font-name="ArialMT" fo:font-size="12pt" fo:font-weight="normal" style:font-size-asian="12pt" style:font-weight-asian="normal"/>
    </style:style>
    <style:style style:name="T7" style:family="text">
      <style:text-properties fo:color="#000000" style:font-name="ArialMT" fo:font-size="12pt" style:text-underline-style="solid" style:text-underline-width="auto" style:text-underline-color="font-color" fo:font-weight="normal" style:font-size-asian="12pt" style:font-weight-asian="normal"/>
    </style:style>
    <style:style style:name="T8" style:family="text">
      <style:text-properties fo:color="#000000" style:font-name="ArialMT" fo:font-size="12pt" style:text-underline-style="none" fo:font-weight="normal" style:font-size-asian="12pt" style:font-weight-asian="normal"/>
    </style:style>
    <style:style style:name="T9" style:family="text">
      <style:text-properties fo:color="#1c417c" style:font-name="ArialMT" fo:font-size="12pt" fo:font-weight="bold" style:font-size-asian="12pt" style:font-weight-asian="bold"/>
    </style:style>
    <style:style style:name="T10" style:family="text">
      <style:text-properties fo:color="#1c417c" style:font-name="ArialMT" fo:font-size="12pt" style:text-underline-style="none" fo:font-weight="bold" style:font-size-asian="12pt" style:font-weight-asian="bold"/>
    </style:style>
    <style:style style:name="T11" style:family="text">
      <style:text-properties fo:color="#1c417c" style:font-name="ArialMT" fo:font-size="12pt" style:font-size-asian="12pt"/>
    </style:style>
    <style:style style:name="T12" style:family="text">
      <style:text-properties fo:color="#1c417c" style:font-name="ArialMT" fo:font-size="10pt" fo:font-weight="normal" style:font-size-asian="10pt" style:font-weight-asian="normal"/>
    </style:style>
    <style:style style:name="T13" style:family="text">
      <style:text-properties fo:color="#1c417c" style:font-name="ArialMT" fo:font-size="10pt" style:text-underline-style="none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12. Documentos necessários</text:span><text:span text:style-name="T4"> (</text:span><text:span text:style-name="T12">volta ao índice</text:span><text:span text:style-name="T4">)</text:span></text:p>
      <text:p text:style-name="P5"><text:span text:style-name="T6">Os formulários estão disponíveis no Sistema de Apoio a Gestão (SAGe) da FAPESP, no endereço </text:span><text:span text:style-name="T9">www.fapesp.br/sage</text:span><text:span text:style-name="T6">. Todos os documentos abaixo são obrigatórios, sendo que os itens (a), (b), (c), (d), (e), (f) e (g) deverão ser apresentados em inglês. (Em caso de BEPE a ser usufruída em país francófono, os documentos podem ser aceitos em francês. Para Espanha, países da América Latina e outros que adotem o Espanhol como língua oficial, os documentos podem ser aceitos nessa língua. Para bolsa BEPE a ser usufruída em Portugal e outros países lusófonos, os documentos podem ser aceitos em português.)</text:span></text:p>
      <text:p text:style-name="P5"><text:span text:style-name="T6">a) </text:span><text:span text:style-name="T9">Projeto de pesquisa</text:span><text:span text:style-name="T6"> a ser desenvolvido durante o estágio no exterior. O documento deve ter, no máximo, dez (10) páginas;</text:span></text:p>
      <text:p text:style-name="P5"><text:span text:style-name="T6">b) Resumo do projeto de pesquisa principal, referente à Bolsa no País (1 página);</text:span></text:p>
      <text:p text:style-name="P5"><text:span text:style-name="T6">c) Descrição dos ganhos acadêmicos esperados para o projeto de pesquisa referente à Bolsa no País em decorrência do estágio de pesquisa no exterior;</text:span></text:p>
      <text:p text:style-name="P5"><text:span text:style-name="T6">d) Justificativa para a escolha do centro para o estágio de pesquisa, destacando sua singularidade e especificidade;</text:span></text:p>
      <text:p text:style-name="P5"><text:span text:style-name="T6">e) Curriculum Vitae do pesquisador com o qual o candidato realizará o estágio de pesquisa no exterior;</text:span></text:p>
      <text:p text:style-name="P5"><text:span text:style-name="T6">f) Declaração do pesquisador com o qual o candidato realizará o estágio de pesquisa no exterior manifestando aceite do candidato e manifestando concordância em emitir um parecer circunstanciado sobre o Relatório Científico Final do projeto de pesquisa realizado no estágio sob sua supervisão.</text:span></text:p>
      <text:p text:style-name="P5"><text:span text:style-name="T6">g) Parecer do pesquisador com o qual o candidato realizará o estágio de pesquisa no exterior sobre o mérito científico e exequibilidade do projeto de pesquisa proposto.</text:span></text:p>
      <text:p text:style-name="P5"><text:span text:style-name="T6">h) Declaração formal do Orientador/Supervisor atestando a proficiência em língua estrangeira necessária para a realização do estágio no exterior;</text:span></text:p>
      <text:p text:style-name="P5"><text:span text:style-name="T6">i) Histórico escolar atualizado (</text:span><text:span text:style-name="T7">exceto</text:span><text:span text:style-name="T8"> para bolsistas de Pós-Doutorado): bolsistas de Iniciação Científica devem apresentar HE de graduação; bolsistas de Mestrado, Doutorado Direto e Doutorado devem apresentar HE da pós-graduação em curso;</text:span></text:p>
      <text:p text:style-name="P5"><text:span text:style-name="T8">j) Súmula curricular atualizada (</text:span><text:span text:style-name="T7">apenas</text:span><text:span text:style-name="T8"> para bolsistas de Pós-Doutorado);</text:span></text:p>
      <text:p text:style-name="P5"><text:soft-page-break/><text:span text:style-name="T8">k) Declaração de compromisso de retorno ao País (no momento da contratação, em caso de concessão);</text:span></text:p>
      <text:p text:style-name="P5"><text:span text:style-name="T8">l) Carta da instituição no exterior aceitando o candidato, indicando o pesquisador responsável pelo estágio pesquisa (poderá ser apresentada até o momento da contratação, em caso de concessão);</text:span></text:p>
      <text:p text:style-name="P5"><text:span text:style-name="T8">m) Manifestação de ciência do dirigente da instituição: declaração da instituição de vínculo do bolsista, autorizando seu afastamento, especificando o prazo do estágio de pesquisa (poderá ser apresentada até o momento da contratação, em caso de concessão).</text:span></text:p>
      <text:p text:style-name="P5"><text:span text:style-name="T10">13. Requisitos da instituição no exterior</text:span><text:span text:style-name="T5"> (</text:span><text:span text:style-name="T13">volta ao índice</text:span><text:span text:style-name="T5">)</text:span></text:p>
      <text:p text:style-name="P5"><text:span text:style-name="T8">Aceitação do programa de pesquisa do bolsista, que poderá ser apresentada até o momento da contratação, em caso de concessão.</text:span></text:p>
      <text:p text:style-name="P3"/>
      <text:p text:style-name="P4"><text:span text:style-name="T3">Currículo do pesquisador no exterior (no idioma indicado nas normas) * </text:span></text:p>
      <text:p text:style-name="Standard"><text:span text:style-name="T2">Currículo do pesquisador com o qual o beneficiário realizará o estágio. Anexar documento. [PDF ou DOC de até 1MB]</text:span></text:p>
      <text:p text:style-name="P3"/>
      <text:p text:style-name="P3"><text:span text:style-name="T3">Declaração de proficiência em língua estrangeira * </text:span></text:p>
      <text:p text:style-name="Standard"><text:span text:style-name="T2">Declaração formal do responsável atestando a proficiência do beneficiário em língua estrangeira necessária para realização do estágio do exterior. [PDF, JPG até 1MB]</text:span></text:p>
      <text:p text:style-name="P3"/>
      <text:p text:style-name="P3"><text:span text:style-name="T3">Declaração do pesquisador estrangeiro (no idioma indicado nas normas) * </text:span></text:p>
      <text:p text:style-name="Standard"><text:span text:style-name="T2">Documento do pesquisador manifestando aceite do beneficiário e concordando em emitir parecer circunstanciado sobre o Relatório Científico Final do projeto de pesquisa realizado sob sua supervisão. [PDF ou JPG até 1MB].</text:span></text:p>
      <text:p text:style-name="P3"/>
      <text:p text:style-name="P3"><text:span text:style-name="T3">Descrição dos ganhos acadêmicos (no idioma indicado nas normas) * </text:span></text:p>
      <text:p text:style-name="Standard"><text:span text:style-name="T2">Descriçao dos ganhos acadêmicos esperados para o projeto de pesquisa ao qual esta proposta está vinculada em decorrência do estágio de pesquisa no exterior. [PDF, DOC até 1MB]</text:span></text:p>
      <text:p text:style-name="P3"/>
      <text:p text:style-name="P3"><text:span text:style-name="T3">Histórico escolar de pós-graduação do beneficiário * </text:span></text:p>
      <text:p text:style-name="Standard"><text:span text:style-name="T2">Histórico completo e oficial (carimbo e assinatura ou código de autenticidade), com nomes das disciplinas, critérios de aprovação ou declaração da Universidade sobre critérios, reprovações ou trancamentos de matrícula. [PDF, JPG, ZIP até 1MB]</text:span></text:p>
      <text:p text:style-name="P3"/>
      <text:p text:style-name="P3"><text:span text:style-name="T3">Justificativa da escolha do centro para o estágio (no idioma indicado nas normas) * </text:span></text:p>
      <text:p text:style-name="Standard"><text:span text:style-name="T2">Anexar documento. [PDF ou DOC até 1MB]</text:span></text:p>
      <text:p text:style-name="P3"/>
      <text:p text:style-name="P3"><text:span text:style-name="T3">Parecer do supervisor científico no exterior (no idioma indicado nas normas) * </text:span></text:p>
      <text:p text:style-name="Standard"><text:span text:style-name="T2">Documento assinado, pelo pesquisador estrangeiro, sobre o mérito científico e exequibilidade do projeto proposto [PDF, JPG, DOC até 1MB]</text:span></text:p>
      <text:p text:style-name="P3"/>
      <text:p text:style-name="P3"><text:span text:style-name="T3">Projeto de pesquisa - BEPE (no idioma indicado nas normas) * </text:span></text:p>
      <text:p text:style-name="Standard"><text:span text:style-name="T2">Projeto de pesquisa a ser realizado durante o estágio de pesquisa no exterior. [PDF, DOC até 5MB]</text:span></text:p>
      <text:p text:style-name="P3"/>
      <text:p text:style-name="P3"><text:span text:style-name="T3">Resumo do projeto de pesquisa da bolsa no país (no idioma indicado nas normas) * </text:span></text:p>
      <text:p text:style-name="Standard"><text:span text:style-name="T2">Resumo do projeto de pesquisa (1 folha) da Bolsa Regular no País ao qual esta proposta está vinculada. [PDF, DOC até 1MB]</text:span></text:p>
      <text:p text:style-name="P3"/>
      <text:p text:style-name="P3"/>
      <text:p text:style-name="P3"><text:soft-page-break/><text:span text:style-name="T3">Carta da instituição no exterior aceitando o beneficiário </text:span></text:p>
      <text:p text:style-name="Standard"><text:span text:style-name="T2">Documento assinado pelo responsável junto à instituição no exterior, aceitando o beneficiário e indicando o pesquisador responsável pelo estágio [PDF, JPG até 1MB]</text:span></text:p>
      <text:p text:style-name="P3"/>
      <text:p text:style-name="P3"><text:span text:style-name="T3">Manifestação de ciência do dirigente da instituição (BEPE)</text:span></text:p>
      <text:p text:style-name="Standard"><text:span text:style-name="T2">Declaração da instituição do vínculo do beneficiário, autorizando seu afastamento durante o estágio de pesquisa. [PDF, JPG, ZIP até 1MB]</text:span></text:p>
      <text:p text:style-name="P3"><text:a xlink:type="simple" xlink:href="http://www.fapesp.br/302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 LibreOffice_project/958349dc3b25111dbca392fbc281a05559ef6848</meta:generator>
    <dc:title/>
    <meta:initial-creator/>
    <meta:editing-cycles>3</meta:editing-cycles>
    <dc:date>2014-09-24T10:33:14.088708000</dc:date>
    <meta:editing-duration>PT11M46S</meta:editing-duration>
    <meta:document-statistic meta:table-count="0" meta:image-count="0" meta:object-count="0" meta:page-count="4" meta:paragraph-count="39" meta:word-count="792" meta:character-count="5199" meta:non-whitespace-character-count="4436"/>
  </office:meta>
</office:document-meta>
</file>